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 Condensed" svg:font-family="'Open Sans Condensed', sans-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contextual-spacing="false" style:line-height-at-least="0.529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397cm" style:contextual-spacing="false" style:line-height-at-least="0.529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397cm" style:contextual-spacing="false" style:line-height-at-least="0.529cm" fo:text-indent="0cm" style:auto-text-indent="false"/>
      <style:text-properties fo:font-variant="normal" fo:text-transform="none" fo:color="#444444" style:font-name="helvetica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1.323cm" fo:margin-right="0cm" fo:margin-top="0.265cm" fo:margin-bottom="0.265cm" style:contextual-spacing="false" style:line-height-at-least="0.529cm" fo:text-indent="0cm" style:auto-text-indent="false" fo:padding="0cm" fo:border="none"/>
      <style:text-properties fo:font-variant="normal" fo:text-transform="none" fo:color="#444444" style:font-name="helvetica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left="1.323cm" fo:margin-right="0cm" fo:margin-top="0.265cm" fo:margin-bottom="0.265cm" style:contextual-spacing="false" style:line-height-at-least="0.529cm" fo:text-indent="0cm" style:auto-text-indent="false" fo:padding="0cm" fo:border="none"/>
      <style:text-properties fo:font-variant="normal" fo:text-transform="none" fo:color="#444444" style:font-name="helvetica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left="1.323cm" fo:margin-right="0cm" fo:margin-top="0.265cm" fo:margin-bottom="0.265cm" style:contextual-spacing="false" style:line-height-at-least="0.529cm" fo:text-indent="0cm" style:auto-text-indent="false" fo:padding="0cm" fo:border="none"/>
      <style:text-properties fo:font-variant="normal" fo:text-transform="none" fo:color="#444444" style:font-name="helvetica" fo:font-size="10.5pt" fo:letter-spacing="normal" fo:font-style="normal" fo:font-weight="normal" officeooo:paragraph-rsid="0004e6bd"/>
    </style:style>
    <style:style style:name="P7" style:family="paragraph" style:parent-style-name="Text_20_body" style:list-style-name="L1">
      <style:paragraph-properties fo:margin-left="2.646cm" fo:margin-right="0cm" fo:margin-top="0.265cm" fo:margin-bottom="0.265cm" style:contextual-spacing="false" style:line-height-at-least="0.529cm" fo:text-indent="0cm" style:auto-text-indent="false" fo:padding="0cm" fo:border="none"/>
      <style:text-properties fo:font-variant="normal" fo:text-transform="none" fo:color="#444444" style:font-name="helvetica" fo:font-size="10.5pt" fo:letter-spacing="normal" fo:font-style="normal" fo:font-weight="normal"/>
    </style:style>
    <style:style style:name="P8" style:family="paragraph" style:parent-style-name="Text_20_body" style:list-style-name="L2">
      <style:paragraph-properties fo:margin-left="2.646cm" fo:margin-right="0cm" fo:margin-top="0.265cm" fo:margin-bottom="0.265cm" style:contextual-spacing="false" style:line-height-at-least="0.529cm" fo:text-indent="0cm" style:auto-text-indent="false" fo:padding="0cm" fo:border="none"/>
      <style:text-properties fo:font-variant="normal" fo:text-transform="none" fo:color="#444444" style:font-name="helvetica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left="2.646cm" fo:margin-right="0cm" fo:margin-top="0.265cm" fo:margin-bottom="0.265cm" style:contextual-spacing="false" style:line-height-at-least="0.529cm" fo:text-indent="0cm" style:auto-text-indent="false" fo:padding="0cm" fo:border="none"/>
      <style:text-properties fo:font-variant="normal" fo:text-transform="none" fo:color="#444444" fo:letter-spacing="normal"/>
    </style:style>
    <style:style style:name="P10" style:family="paragraph" style:parent-style-name="Text_20_body" style:list-style-name="L2">
      <style:paragraph-properties fo:margin-left="2.646cm" fo:margin-right="0cm" fo:margin-top="0.265cm" fo:margin-bottom="0.265cm" style:contextual-spacing="false" style:line-height-at-least="0.529cm" fo:text-indent="0cm" style:auto-text-indent="false" fo:padding="0cm" fo:border="none"/>
      <style:text-properties fo:font-variant="normal" fo:text-transform="none" fo:color="#444444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Open Sans Condensed" fo:font-size="21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444444" style:font-name="helvetica" fo:font-size="10.5pt" fo:letter-spacing="normal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color="#444444" style:font-name="helvetica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444444" style:font-name="helvetica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variant="normal" fo:text-transform="none" fo:color="#444444" style:font-name="helvetica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fo:color="#444444" style:font-name="helvetica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444444" fo:letter-spacing="normal" style:text-underline-style="solid" style:text-underline-width="auto" style:text-underline-color="font-color"/>
    </style:style>
    <style:style style:name="T9" style:family="text">
      <style:text-properties fo:font-variant="normal" fo:text-transform="none" fo:color="#444444" fo:letter-spacing="norma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fo:color="#444444" fo:font-size="14pt" fo:letter-spacing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style:font-name="helvetica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2">Dining Philosophers Problem using Semaphores</text:span></text:span></text:h>
      <text:p text:style-name="P1"><text:span text:style-name="Strong_20_Emphasis"><text:span text:style-name="T8"> </text:span></text:span><text:span text:style-name="Strong_20_Emphasis"><text:span text:style-name="T4">PROBLEM DEFINITION</text:span></text:span></text:p>
      <text:p text:style-name="P3">To implement Dining Philosophers Problem using Threads and Semaphores</text:p>
      <text:p text:style-name="P1"><text:span text:style-name="Strong_20_Emphasis"><text:span text:style-name="T5">ALGORITHM</text:span></text:span></text:p>
      <text:list xml:id="list4910074294598167538" text:style-name="L1">
        <text:list-item>
          <text:p text:style-name="P4">Define the number of philosophers</text:p>
        </text:list-item>
        <text:list-item>
          <text:p text:style-name="P4">Declare one thread per philosopher</text:p>
        </text:list-item>
        <text:list-item>
          <text:p text:style-name="P4">Declare one semaphore (represent chopsticks) per philosopher</text:p>
        </text:list-item>
        <text:list-item>
          <text:p text:style-name="P4">When a philosopher is hungry</text:p>
          <text:list>
            <text:list-item>
              <text:p text:style-name="P7">See if chopsticks on both sides are free</text:p>
            </text:list-item>
            <text:list-item>
              <text:p text:style-name="P9"> <text:span text:style-name="T11">Acquire both chopsticks or</text:span></text:p>
            </text:list-item>
            <text:list-item>
              <text:p text:style-name="P9"> <text:span text:style-name="T11">eat</text:span></text:p>
            </text:list-item>
            <text:list-item>
              <text:p text:style-name="P7">restore the chopsticks</text:p>
            </text:list-item>
            <text:list-item>
              <text:p text:style-name="P7">If chopsticks aren’t free</text:p>
            </text:list-item>
          </text:list>
        </text:list-item>
        <text:list-item>
          <text:p text:style-name="P4">Wait till they are available</text:p>
        </text:list-item>
      </text:list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oft-page-break/><text:span text:style-name="Strong_20_Emphasis"><text:span text:style-name="T7">Dining Philosophers Problem using MUTEX</text:span></text:span></text:p>
      <text:p text:style-name="P1"><text:span text:style-name="Strong_20_Emphasis"><text:span text:style-name="T10"> </text:span></text:span><text:span text:style-name="Strong_20_Emphasis"><text:span text:style-name="T7">PROBLEM DEFINITION</text:span></text:span></text:p>
      <text:p text:style-name="P3">To implement Dining Philosophers Problem using Threads and mutex</text:p>
      <text:p text:style-name="P1"><text:span text:style-name="Strong_20_Emphasis"><text:span text:style-name="T5">ALGORITHM</text:span></text:span></text:p>
      <text:list xml:id="list6484168237613191249" text:style-name="L2">
        <text:list-item>
          <text:p text:style-name="P6">Define the number of philosophers</text:p>
        </text:list-item>
        <text:list-item>
          <text:p text:style-name="P5">Declare one thread per philosopher</text:p>
        </text:list-item>
        <text:list-item>
          <text:p text:style-name="P5">Declare one mutex(represent chopsticks) per philosopher</text:p>
        </text:list-item>
        <text:list-item>
          <text:p text:style-name="P5">When a philosopher is hungry</text:p>
          <text:list>
            <text:list-item>
              <text:p text:style-name="P8">See if chopsticks on both sides are free</text:p>
            </text:list-item>
            <text:list-item>
              <text:p text:style-name="P10"> <text:span text:style-name="T11">acquire chopsticks</text:span></text:p>
            </text:list-item>
            <text:list-item>
              <text:p text:style-name="P10"> <text:span text:style-name="T11">eat</text:span></text:p>
            </text:list-item>
            <text:list-item>
              <text:p text:style-name="P8">restore the chopsticks</text:p>
            </text:list-item>
            <text:list-item>
              <text:p text:style-name="P8">If chopsticks aren’t free</text:p>
            </text:list-item>
          </text:list>
        </text:list-item>
        <text:list-item>
          <text:p text:style-name="P5">wait till they’re availabl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 Sans Condensed" svg:font-family="'Open Sans Condensed', sans-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7:28:12.36</meta:creation-date>
    <dc:date>2013-09-29T17:30:49.40</dc:date>
    <meta:editing-duration>PT19S</meta:editing-duration>
    <meta:editing-cycles>2</meta:editing-cycles>
    <meta:generator>LibreOffice/4.0.2.2$Windows_x86 LibreOffice_project/4c82dcdd6efcd48b1d8bba66bfe1989deee49c3</meta:generator>
    <meta:document-statistic meta:table-count="0" meta:image-count="0" meta:object-count="0" meta:page-count="2" meta:paragraph-count="28" meta:word-count="144" meta:character-count="900" meta:non-whitespace-character-count="798"/>
  </office:meta>
</office:document-meta>
</file>